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75cm"/>
    </style:style>
    <style:style style:name="gr2" style:family="graphic" style:parent-style-name="standard">
      <style:graphic-properties draw:stroke="none" svg:stroke-color="#000000" draw:fill="none" draw:fill-color="#ffffff" fo:min-height="1.423cm"/>
    </style:style>
    <style:style style:name="gr3" style:family="graphic" style:parent-style-name="objectwithoutfill">
      <style:graphic-properties draw:fill="none" draw:textarea-vertical-align="middle"/>
    </style:style>
    <style:style style:name="gr4" style:family="graphic" style:parent-style-name="standard">
      <style:graphic-properties draw:fill-color="#00ff00" draw:textarea-horizontal-align="justify" draw:textarea-vertical-align="middle" draw:auto-grow-height="false" fo:min-height="2.084cm" fo:min-width="5.37cm"/>
    </style:style>
    <style:style style:name="gr5" style:family="graphic" style:parent-style-name="standard">
      <style:graphic-properties draw:stroke="none" svg:stroke-color="#000000" draw:fill="none" draw:fill-color="#ffffff" fo:min-height="0.85cm"/>
    </style:style>
    <style:style style:name="gr6" style:family="graphic" style:parent-style-name="standard">
      <style:graphic-properties draw:fill-color="#2323dc" draw:textarea-horizontal-align="justify" draw:textarea-vertical-align="middle" draw:auto-grow-height="false" fo:min-height="0.01cm" fo:min-width="0cm" fo:wrap-option="no-wrap"/>
    </style:style>
    <style:style style:name="gr7" style:family="graphic" style:parent-style-name="standard">
      <style:graphic-properties draw:fill-color="#e6e64c" draw:textarea-horizontal-align="justify" draw:textarea-vertical-align="middle" draw:auto-grow-height="false" fo:min-height="0cm" fo:min-width="0cm"/>
    </style:style>
    <style:style style:name="gr8" style:family="graphic" style:parent-style-name="standard">
      <style:graphic-properties svg:stroke-width="0.1cm" svg:stroke-color="#2323dc" draw:marker-start-width="0.5cm" draw:marker-end-width="0.5cm" draw:fill="none" draw:fill-color="#2323dc" draw:textarea-horizontal-align="justify" draw:textarea-vertical-align="middle" draw:auto-grow-height="false" fo:min-height="2.829cm" fo:min-width="3.255cm" fo:padding-top="0.175cm" fo:padding-bottom="0.175cm" fo:padding-left="0.3cm" fo:padding-right="0.3cm" fo:wrap-option="no-wrap"/>
    </style:style>
    <style:style style:name="gr9" style:family="graphic" style:parent-style-name="objectwithoutfill">
      <style:graphic-properties draw:marker-end="Arrow" draw:marker-end-width="0.3cm" draw:fill="none" draw:textarea-vertical-align="middle"/>
    </style:style>
    <style:style style:name="gr10" style:family="graphic" style:parent-style-name="objectwithoutfill">
      <style:graphic-properties svg:stroke-width="0.05cm" draw:marker-start-width="0.355cm" draw:marker-end-width="0.355cm" draw:fill="none" draw:textarea-vertical-align="middle" fo:padding-top="0.15cm" fo:padding-bottom="0.15cm" fo:padding-left="0.275cm" fo:padding-right="0.275cm"/>
    </style:style>
    <style:style style:name="gr11" style:family="graphic" style:parent-style-name="standard">
      <style:graphic-properties svg:stroke-width="0.05cm" draw:marker-start-width="0.355cm" draw:marker-end-width="0.355cm" draw:textarea-horizontal-align="justify" draw:textarea-vertical-align="middle" draw:auto-grow-height="false" fo:min-height="0cm" fo:min-width="0cm" fo:padding-top="0.15cm" fo:padding-bottom="0.15cm" fo:padding-left="0.275cm" fo:padding-right="0.275cm"/>
    </style:style>
    <style:style style:name="gr12" style:family="graphic" style:parent-style-name="standard">
      <style:graphic-properties draw:fill-color="#e6e64c" draw:textarea-horizontal-align="justify" draw:textarea-vertical-align="middle" draw:auto-grow-height="false" fo:min-height="1.517cm" fo:min-width="1.939cm"/>
    </style:style>
    <style:style style:name="gr13" style:family="graphic" style:parent-style-name="standard">
      <style:graphic-properties draw:stroke="none" svg:stroke-color="#000000" draw:fill="none" draw:fill-color="#ffffff" fo:min-height="2.365cm"/>
    </style:style>
    <style:style style:name="P1" style:family="paragraph">
      <loext:graphic-properties draw:fill="none" draw:fill-color="#ffffff"/>
    </style:style>
    <style:style style:name="P2" style:family="paragraph">
      <loext:graphic-properties draw:fill="none"/>
      <style:paragraph-properties fo:text-align="center"/>
    </style:style>
    <style:style style:name="P3" style:family="paragraph">
      <loext:graphic-properties draw:fill-color="#00ff00"/>
      <style:paragraph-properties fo:text-align="center"/>
    </style:style>
    <style:style style:name="P4" style:family="paragraph">
      <loext:graphic-properties draw:fill-color="#2323dc"/>
      <style:paragraph-properties fo:text-align="center"/>
    </style:style>
    <style:style style:name="P5" style:family="paragraph">
      <loext:graphic-properties draw:fill-color="#e6e64c"/>
      <style:paragraph-properties fo:text-align="center"/>
    </style:style>
    <style:style style:name="P6" style:family="paragraph">
      <loext:graphic-properties draw:fill="none" draw:fill-color="#2323dc"/>
      <style:paragraph-properties fo:text-align="center"/>
    </style:style>
    <style:style style:name="P7"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5cm" svg:height="1cm" svg:x="1cm" svg:y="0.5cm">
          <draw:text-box>
            <text:p>Tiermodell</text:p>
          </draw:text-box>
        </draw:frame>
        <draw:frame draw:style-name="gr2" draw:text-style-name="P1" draw:layer="layout" svg:width="5cm" svg:height="1.673cm" svg:x="8.8cm" svg:y="0.5cm">
          <draw:text-box>
            <text:p>Genomische</text:p>
            <text:p>Selektion</text:p>
          </draw:text-box>
        </draw:frame>
        <draw:line draw:style-name="gr3" draw:text-style-name="P2" draw:layer="layout" svg:x1="7.5cm" svg:y1="0.2cm" svg:x2="7.5cm" svg:y2="11.6cm">
          <text:p/>
        </draw:line>
        <draw:custom-shape draw:style-name="gr4" draw:text-style-name="P3" draw:layer="layout" svg:width="8.3cm" svg:height="3.3cm" svg:x="3.3cm" svg:y="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 draw:layer="layout" svg:width="3.5cm" svg:height="1.1cm" svg:x="5.7cm" svg:y="2.4cm">
          <draw:text-box>
            <text:p>Population</text:p>
          </draw:text-box>
        </draw:frame>
        <draw:custom-shape draw:style-name="gr6" draw:text-style-name="P4" draw:layer="layout" svg:width="0.4cm" svg:height="0.4cm" svg:x="3.9cm" svg:y="3.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4.501cm" svg:y="3.80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4.602cm" svg:y="4.3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5.203cm" svg:y="3.9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5.204cm" svg:y="4.5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5.905cm" svg:y="4.5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5.906cm" svg:y="3.90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5.707cm" svg:y="3.40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5.108cm" svg:y="3.40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5.109cm" svg:y="2.8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4.61cm" svg:y="2.8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4.511cm" svg:y="3.31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3.912cm" svg:y="3.31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4.113cm" svg:y="2.81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5" draw:layer="layout" svg:width="0.4cm" svg:height="0.4cm" svg:x="8.2cm" svg:y="4.5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8.701cm" svg:y="4.501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9.302cm" svg:y="4.502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9.903cm" svg:y="4.50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9.904cm" svg:y="4.004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9.405cm" svg:y="4.005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8.906cm" svg:y="4.006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8.407cm" svg:y="4.007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7.908cm" svg:y="4.008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8.209cm" svg:y="3.509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8.71cm" svg:y="3.51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9.311cm" svg:y="3.511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9.912cm" svg:y="3.512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10.413cm" svg:y="3.51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10.414cm" svg:y="3.914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8" draw:text-style-name="P6" draw:layer="layout" svg:width="5.9cm" svg:height="4.9cm" svg:x="0.8cm" svg:y="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9" draw:text-style-name="P2" draw:layer="layout" svg:x1="4.8cm" svg:y1="4.7cm" svg:x2="4.4cm" svg:y2="6.6cm">
          <text:p/>
        </draw:line>
        <draw:line draw:style-name="gr10" draw:text-style-name="P2" draw:layer="layout" svg:x1="1.9cm" svg:y1="7.603cm" svg:x2="1.9cm" svg:y2="8.8cm">
          <text:p/>
        </draw:line>
        <draw:line draw:style-name="gr10" draw:text-style-name="P2" draw:layer="layout" svg:x1="2.1cm" svg:y1="7.563cm" svg:x2="2.1cm" svg:y2="8.76cm">
          <text:p/>
        </draw:line>
        <draw:custom-shape draw:style-name="gr11" draw:text-style-name="P7" draw:layer="layout" svg:width="0.2cm" svg:height="0.109cm" svg:x="1.9cm" svg:y="8.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2.551cm" svg:y1="7.613cm" svg:x2="2.551cm" svg:y2="8.81cm">
          <text:p/>
        </draw:line>
        <draw:line draw:style-name="gr10" draw:text-style-name="P2" draw:layer="layout" svg:x1="2.751cm" svg:y1="7.573cm" svg:x2="2.751cm" svg:y2="8.77cm">
          <text:p/>
        </draw:line>
        <draw:custom-shape draw:style-name="gr11" draw:text-style-name="P7" draw:layer="layout" svg:width="0.2cm" svg:height="0.109cm" svg:x="2.551cm" svg:y="8.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3.127cm" svg:y1="7.628cm" svg:x2="3.127cm" svg:y2="8.825cm">
          <text:p/>
        </draw:line>
        <draw:line draw:style-name="gr10" draw:text-style-name="P2" draw:layer="layout" svg:x1="3.327cm" svg:y1="7.588cm" svg:x2="3.327cm" svg:y2="8.785cm">
          <text:p/>
        </draw:line>
        <draw:custom-shape draw:style-name="gr11" draw:text-style-name="P7" draw:layer="layout" svg:width="0.2cm" svg:height="0.109cm" svg:x="3.127cm" svg:y="8.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3.691cm" svg:y1="7.651cm" svg:x2="3.691cm" svg:y2="8.848cm">
          <text:p/>
        </draw:line>
        <draw:line draw:style-name="gr10" draw:text-style-name="P2" draw:layer="layout" svg:x1="3.891cm" svg:y1="7.611cm" svg:x2="3.891cm" svg:y2="8.808cm">
          <text:p/>
        </draw:line>
        <draw:custom-shape draw:style-name="gr11" draw:text-style-name="P7" draw:layer="layout" svg:width="0.2cm" svg:height="0.109cm" svg:x="3.691cm" svg:y="8.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4.337cm" svg:y1="7.685cm" svg:x2="4.337cm" svg:y2="8.882cm">
          <text:p/>
        </draw:line>
        <draw:line draw:style-name="gr10" draw:text-style-name="P2" draw:layer="layout" svg:x1="4.537cm" svg:y1="7.645cm" svg:x2="4.537cm" svg:y2="8.842cm">
          <text:p/>
        </draw:line>
        <draw:custom-shape draw:style-name="gr11" draw:text-style-name="P7" draw:layer="layout" svg:width="0.2cm" svg:height="0.109cm" svg:x="4.337cm" svg:y="8.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5.006cm" svg:y1="7.736cm" svg:x2="5.006cm" svg:y2="8.933cm">
          <text:p/>
        </draw:line>
        <draw:line draw:style-name="gr10" draw:text-style-name="P2" draw:layer="layout" svg:x1="5.206cm" svg:y1="7.696cm" svg:x2="5.206cm" svg:y2="8.893cm">
          <text:p/>
        </draw:line>
        <draw:custom-shape draw:style-name="gr11" draw:text-style-name="P7" draw:layer="layout" svg:width="0.2cm" svg:height="0.109cm" svg:x="5.006cm" svg:y="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4.91cm" svg:y1="9.413cm" svg:x2="4.91cm" svg:y2="10.61cm">
          <text:p/>
        </draw:line>
        <draw:line draw:style-name="gr10" draw:text-style-name="P2" draw:layer="layout" svg:x1="5.11cm" svg:y1="9.373cm" svg:x2="5.11cm" svg:y2="10.57cm">
          <text:p/>
        </draw:line>
        <draw:custom-shape draw:style-name="gr11" draw:text-style-name="P7" draw:layer="layout" svg:width="0.2cm" svg:height="0.109cm" svg:x="4.91cm" svg:y="9.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4.265cm" svg:y1="9.328cm" svg:x2="4.265cm" svg:y2="10.525cm">
          <text:p/>
        </draw:line>
        <draw:line draw:style-name="gr10" draw:text-style-name="P2" draw:layer="layout" svg:x1="4.465cm" svg:y1="9.288cm" svg:x2="4.465cm" svg:y2="10.485cm">
          <text:p/>
        </draw:line>
        <draw:custom-shape draw:style-name="gr11" draw:text-style-name="P7" draw:layer="layout" svg:width="0.2cm" svg:height="0.109cm" svg:x="4.265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3.598cm" svg:y1="9.401cm" svg:x2="3.598cm" svg:y2="10.598cm">
          <text:p/>
        </draw:line>
        <draw:line draw:style-name="gr10" draw:text-style-name="P2" draw:layer="layout" svg:x1="3.798cm" svg:y1="9.361cm" svg:x2="3.798cm" svg:y2="10.558cm">
          <text:p/>
        </draw:line>
        <draw:custom-shape draw:style-name="gr11" draw:text-style-name="P7" draw:layer="layout" svg:width="0.2cm" svg:height="0.109cm" svg:x="3.598cm" svg:y="9.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2.998cm" svg:y1="9.41cm" svg:x2="2.998cm" svg:y2="10.607cm">
          <text:p/>
        </draw:line>
        <draw:line draw:style-name="gr10" draw:text-style-name="P2" draw:layer="layout" svg:x1="3.198cm" svg:y1="9.37cm" svg:x2="3.198cm" svg:y2="10.567cm">
          <text:p/>
        </draw:line>
        <draw:custom-shape draw:style-name="gr11" draw:text-style-name="P7" draw:layer="layout" svg:width="0.2cm" svg:height="0.109cm" svg:x="2.998cm" svg:y="9.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2.498cm" svg:y1="9.424cm" svg:x2="2.498cm" svg:y2="10.621cm">
          <text:p/>
        </draw:line>
        <draw:line draw:style-name="gr10" draw:text-style-name="P2" draw:layer="layout" svg:x1="2.698cm" svg:y1="9.384cm" svg:x2="2.698cm" svg:y2="10.581cm">
          <text:p/>
        </draw:line>
        <draw:custom-shape draw:style-name="gr11" draw:text-style-name="P7" draw:layer="layout" svg:width="0.2cm" svg:height="0.109cm" svg:x="2.498cm" svg:y="9.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1.948cm" svg:y1="9.345cm" svg:x2="1.948cm" svg:y2="10.542cm">
          <text:p/>
        </draw:line>
        <draw:line draw:style-name="gr10" draw:text-style-name="P2" draw:layer="layout" svg:x1="2.148cm" svg:y1="9.305cm" svg:x2="2.148cm" svg:y2="10.502cm">
          <text:p/>
        </draw:line>
        <draw:custom-shape draw:style-name="gr11" draw:text-style-name="P7" draw:layer="layout" svg:width="0.2cm" svg:height="0.109cm" svg:x="1.948cm" svg:y="9.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2" draw:layer="layout" svg:x1="9.5cm" svg:y1="4.8cm" svg:x2="10.6cm" svg:y2="7.7cm">
          <text:p/>
        </draw:line>
        <draw:custom-shape draw:style-name="gr12" draw:text-style-name="P5" draw:layer="layout" svg:width="6.899cm" svg:height="4.999cm" svg:x="7.801cm" svg:y="6.401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line draw:style-name="gr10" draw:text-style-name="P2" draw:layer="layout" svg:x1="11.948cm" svg:y1="8.003cm" svg:x2="11.948cm" svg:y2="9.2cm">
          <text:p/>
        </draw:line>
        <draw:line draw:style-name="gr10" draw:text-style-name="P2" draw:layer="layout" svg:x1="12.148cm" svg:y1="7.963cm" svg:x2="12.148cm" svg:y2="9.16cm">
          <text:p/>
        </draw:line>
        <draw:custom-shape draw:style-name="gr11" draw:text-style-name="P7" draw:layer="layout" svg:width="0.2cm" svg:height="0.109cm" svg:x="11.948cm" svg:y="8.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11.7cm" svg:y1="8.158cm" svg:x2="12.3cm" svg:y2="8.158cm">
          <text:p/>
        </draw:line>
        <draw:line draw:style-name="gr3" draw:text-style-name="P2" draw:layer="layout" svg:x1="11.7cm" svg:y1="8.358cm" svg:x2="12.3cm" svg:y2="8.358cm">
          <text:p/>
        </draw:line>
        <draw:line draw:style-name="gr3" draw:text-style-name="P2" draw:layer="layout" svg:x1="11.7cm" svg:y1="8.858cm" svg:x2="12.3cm" svg:y2="8.858cm">
          <text:p/>
        </draw:line>
        <draw:line draw:style-name="gr3" draw:text-style-name="P2" draw:layer="layout" svg:x1="11.7cm" svg:y1="9.058cm" svg:x2="12.3cm" svg:y2="9.058cm">
          <text:p/>
        </draw:line>
        <draw:line draw:style-name="gr10" draw:text-style-name="P2" draw:layer="layout" svg:x1="10.3cm" svg:y1="8.24cm" svg:x2="10.3cm" svg:y2="9.437cm">
          <text:p/>
        </draw:line>
        <draw:line draw:style-name="gr10" draw:text-style-name="P2" draw:layer="layout" svg:x1="10.5cm" svg:y1="8.2cm" svg:x2="10.5cm" svg:y2="9.397cm">
          <text:p/>
        </draw:line>
        <draw:custom-shape draw:style-name="gr11" draw:text-style-name="P7" draw:layer="layout" svg:width="0.2cm" svg:height="0.109cm" svg:x="10.3cm" svg:y="8.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10.1cm" svg:y1="8.437cm" svg:x2="10.7cm" svg:y2="8.437cm">
          <text:p/>
        </draw:line>
        <draw:line draw:style-name="gr3" draw:text-style-name="P2" draw:layer="layout" svg:x1="10.1cm" svg:y1="9.037cm" svg:x2="10.7cm" svg:y2="9.037cm">
          <text:p/>
        </draw:line>
        <draw:line draw:style-name="gr3" draw:text-style-name="P2" draw:layer="layout" svg:x1="10.1cm" svg:y1="9.237cm" svg:x2="10.7cm" svg:y2="9.237cm">
          <text:p/>
        </draw:line>
        <draw:frame draw:style-name="gr13" draw:text-style-name="P1" draw:layer="layout" svg:width="3.5cm" svg:height="2.615cm" svg:x="0.5cm" svg:y="4.3cm">
          <draw:text-box>
            <text:p><text:span text:style-name="T1">Unendlich viele unbekannte „Gene“ mit kleiner Wirkung ==&gt; Infinitesimalmodell </text:span></text:p>
          </draw:text-box>
        </draw:frame>
        <draw:frame draw:style-name="gr13" draw:text-style-name="P1" draw:layer="layout" svg:width="3.5cm" svg:height="2.615cm" svg:x="11.4cm" svg:y="4.301cm">
          <draw:text-box>
            <text:p><text:span text:style-name="T1">Begrenzte Anzahl Loci mit geschätzter Wirkung ==&gt; polygenes Modell </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kt_20_ohne_20_Füllung_20_und_20_Linie" style:display-name="Objekt ohne Füllung und Linie"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0cm" fo:margin-bottom="0cm" fo:margin-left="0cm" fo:margin-right="0cm" fo:page-width="16cm" fo:page-height="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18T09:47:32.733000000</meta:creation-date>
    <dc:date>2019-02-13T17:22:18.255314673</dc:date>
    <meta:editing-duration>PT3M54S</meta:editing-duration>
    <meta:editing-cycles>3</meta:editing-cycles>
    <meta:generator>LibreOffice/6.1.0.3$MacOSX_X86_64 LibreOffice_project/efb621ed25068d70781dc026f7e9c5187a4decd1</meta:generator>
    <meta:document-statistic meta:object-count="89"/>
  </office:meta>
</office:document-meta>
</file>